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Fira Mono" svg:font-family="'Fira Mono', 'Andale Mono', Consolas, monospace"/>
    <style:font-face style:name="Lohit Devanagari1" svg:font-family="'Lohit Devanagari'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f604"/>
    </style:style>
    <style:style style:name="P2" style:family="paragraph" style:parent-style-name="Standard">
      <style:text-properties officeooo:rsid="001bf604" officeooo:paragraph-rsid="001bf604"/>
    </style:style>
    <style:style style:name="P3" style:family="paragraph" style:parent-style-name="Standard">
      <style:text-properties officeooo:rsid="001bf604" officeooo:paragraph-rsid="001e7c5b"/>
    </style:style>
    <style:style style:name="P4" style:family="paragraph" style:parent-style-name="Standard">
      <style:text-properties officeooo:rsid="001bf604" officeooo:paragraph-rsid="0021f76d"/>
    </style:style>
    <style:style style:name="P5" style:family="paragraph" style:parent-style-name="Standard">
      <style:text-properties officeooo:rsid="001dee15" officeooo:paragraph-rsid="001dee15"/>
    </style:style>
    <style:style style:name="P6" style:family="paragraph" style:parent-style-name="Standard">
      <style:text-properties officeooo:rsid="0021f76d" officeooo:paragraph-rsid="0021f76d"/>
    </style:style>
    <style:style style:name="P7" style:family="paragraph" style:parent-style-name="Standard">
      <style:text-properties officeooo:paragraph-rsid="0021f76d"/>
    </style:style>
    <style:style style:name="T1" style:family="text">
      <style:text-properties fo:font-variant="normal" fo:text-transform="none" fo:color="#333333" style:font-name="Fira Mono" fo:font-size="12pt" fo:letter-spacing="normal" fo:font-style="normal" fo:font-weight="normal" fo:background-color="#f7f7f7" loext:char-shading-value="0" loext:padding="0cm" loext:border="none"/>
    </style:style>
    <style:style style:name="T2" style:family="text">
      <style:text-properties fo:font-variant="normal" fo:text-transform="none" fo:color="#333333" style:font-name="Source Sans Pro" fo:font-size="12pt" fo:letter-spacing="normal" fo:font-style="normal" fo:font-weight="normal"/>
    </style:style>
    <style:style style:name="T3" style:family="text">
      <style:text-properties fo:font-variant="normal" fo:text-transform="none" fo:color="#222534" style:font-name="inherit" fo:font-size="11.25pt" fo:letter-spacing="normal" fo:font-style="normal" fo:font-weight="bold" loext:padding="0cm" loext:border="none"/>
    </style:style>
    <style:style style:name="T4" style:family="text">
      <style:text-properties officeooo:rsid="001dee15"/>
    </style:style>
    <style:style style:name="T5" style:family="text">
      <style:text-properties officeooo:rsid="001e7c5b"/>
    </style:style>
    <style:style style:name="T6" style:family="text">
      <style:text-properties officeooo:rsid="0021f7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r la ultima version de angular</text:p>
      <text:p text:style-name="P1"/>
      <text:p text:style-name="P2">sudo ng update \ <text:a xlink:type="simple" xlink:href="mailto:angular/cli@7.0.0" text:style-name="Internet_20_link" text:visited-style-name="Visited_20_Internet_20_Link">angular/cli@7.0.0</text:a></text:p>
      <text:p text:style-name="P2">sudo ng update all</text:p>
      <text:p text:style-name="P2">sudo ng update @angular/cli @angular/core --allow-dirty --force</text:p>
      <text:p text:style-name="P2">sudo npm update core-js</text:p>
      <text:p text:style-name="P3">sudo npm update --<text:span text:style-name="T5">all</text:span></text:p>
      <text:p text:style-name="P2">sudo npm i <text:a xlink:type="simple" xlink:href="mailto:fsevents@latest" text:style-name="Internet_20_link" text:visited-style-name="Visited_20_Internet_20_Link">fsevents@latest</text:a> -f --<text:span text:style-name="T4">s</text:span>ave-optional</text:p>
      <text:p text:style-name="P2"><text:span text:style-name="Source_20_Text"><text:span text:style-name="T1">npm install @angular-devkit/build-webpack</text:span></text:span><text:span text:style-name="T2">.</text:span></text:p>
      <text:p text:style-name="P5"><text:span text:style-name="T2">sudo npm i @angular-devkit/build-angular</text:span></text:p>
      <text:p text:style-name="P5">sudo npm cache verify</text:p>
      <text:p text:style-name="P5"><text:span text:style-name="T2">sudo ng update @angular/cli @angular/core --allow-dirty --force</text:span></text:p>
      <text:p text:style-name="P2"/>
      <text:p text:style-name="P2">sudo npm uninstall @angular-devkit/build-angular</text:p>
      <text:p text:style-name="P2"><text:s/>sudo npm i --save-dev @angular-devkit/build-angular@latest</text:p>
      <text:p text:style-name="P2"/>
      <text:p text:style-name="P2"/>
      <text:p text:style-name="P2"/>
      <text:p text:style-name="P2">rm -fr node_modules/</text:p>
      <text:p text:style-name="P2">rm -fr package-lock.json </text:p>
      <text:p text:style-name="P2"/>
      <text:p text:style-name="P4">sudo npm install <text:s/>-g rxjs-tslint angular-fusioncharts –save fusioncharts –save typescript@"&gt;=3.4.0 &lt;3.6.0" </text:p>
      <text:p text:style-name="P2"/>
      <text:p text:style-name="P2">sudo npm install <text:s/>-g rxjs-tslint angular-fusioncharts --save</text:p>
      <text:p text:style-name="P2">sudo npm install fusioncharts –save</text:p>
      <text:p text:style-name="P2">sudo npm install typescript@"&gt;=3.4.0 &lt;3.6.0" </text:p>
      <text:p text:style-name="P2"/>
      <text:p text:style-name="P2">npm update core-js@3.1.3 zone.js@0.9.1 rxjs@6.5.0</text:p>
      <text:p text:style-name="P2"/>
      <text:p text:style-name="P6">sudo ng update </text:p>
      <text:p text:style-name="P7"><text:span text:style-name="T6">sudo </text:span><text:span text:style-name="Strong_20_Emphasis"><text:span text:style-name="T3">ng update @angular/cli @angular/core --allow-dirty --force</text:span>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Fira Mono" svg:font-family="'Fira Mono', 'Andale Mono', Consolas, monospace"/>
    <style:font-face style:name="Lohit Devanagari1" svg:font-family="'Lohit Devanagari'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9:26:28.745290738</meta:creation-date>
    <dc:date>2019-11-21T15:11:56.190585585</dc:date>
    <meta:editing-duration>PT2H49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22" meta:character-count="933" meta:non-whitespace-character-count="836"/>
  </office:meta>
</office:document-meta>
</file>